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555e" officeooo:paragraph-rsid="0015555e"/>
    </style:style>
    <style:style style:name="P2" style:family="paragraph" style:parent-style-name="Standard">
      <style:text-properties fo:font-weight="bold" officeooo:rsid="000e4d30" officeooo:paragraph-rsid="000e4d30" style:font-weight-asian="bold" style:font-weight-complex="bold"/>
    </style:style>
    <style:style style:name="P3" style:family="paragraph" style:parent-style-name="Standard">
      <style:text-properties fo:font-weight="bold" officeooo:rsid="0015555e" officeooo:paragraph-rsid="0015555e" style:font-weight-asian="bold" style:font-weight-complex="bold"/>
    </style:style>
    <style:style style:name="P4" style:family="paragraph" style:parent-style-name="Standard">
      <style:text-properties fo:font-size="15pt" style:text-underline-style="solid" style:text-underline-width="auto" style:text-underline-color="font-color" fo:font-weight="bold" officeooo:rsid="00154539" officeooo:paragraph-rsid="00154539" style:font-size-asian="13.1000003814697pt" style:font-weight-asian="bold" style:font-size-complex="15pt" style:font-weight-complex="bold"/>
    </style:style>
    <style:style style:name="P5" style:family="paragraph" style:parent-style-name="Standard">
      <style:text-properties fo:color="#6a9955" style:font-name="Droid Sans Mono" fo:font-size="10.5pt" fo:font-weight="normal" officeooo:paragraph-rsid="00154539" fo:background-color="#1e1e1e"/>
    </style:style>
    <style:style style:name="P6" style:family="paragraph" style:parent-style-name="Standard">
      <style:text-properties officeooo:rsid="004c2f16" officeooo:paragraph-rsid="004c2f16"/>
    </style:style>
    <style:style style:name="P7" style:family="paragraph" style:parent-style-name="Text_20_body">
      <style:text-properties officeooo:rsid="000e4d30" officeooo:paragraph-rsid="000e4d30"/>
    </style:style>
    <style:style style:name="P8" style:family="paragraph" style:parent-style-name="Text_20_body">
      <style:text-properties officeooo:rsid="000fccb2" officeooo:paragraph-rsid="000fccb2"/>
    </style:style>
    <style:style style:name="P9" style:family="paragraph" style:parent-style-name="Text_20_body">
      <style:text-properties officeooo:rsid="00119428" officeooo:paragraph-rsid="00119428"/>
    </style:style>
    <style:style style:name="P10" style:family="paragraph" style:parent-style-name="Text_20_body">
      <style:text-properties officeooo:rsid="00127e4b" officeooo:paragraph-rsid="00127e4b"/>
    </style:style>
    <style:style style:name="P11" style:family="paragraph" style:parent-style-name="Text_20_body">
      <style:text-properties officeooo:rsid="0015afd4" officeooo:paragraph-rsid="0015afd4"/>
    </style:style>
    <style:style style:name="P12" style:family="paragraph" style:parent-style-name="Text_20_body">
      <style:text-properties officeooo:rsid="001f33bd" officeooo:paragraph-rsid="001f33bd"/>
    </style:style>
    <style:style style:name="P13" style:family="paragraph" style:parent-style-name="Text_20_body">
      <style:text-properties fo:font-weight="bold" officeooo:rsid="00127e4b" officeooo:paragraph-rsid="00127e4b" style:font-weight-asian="bold" style:font-weight-complex="bold"/>
    </style:style>
    <style:style style:name="P14" style:family="paragraph" style:parent-style-name="Text_20_body">
      <style:text-properties fo:font-weight="bold" officeooo:rsid="00119428" officeooo:paragraph-rsid="00119428" style:font-weight-asian="bold" style:font-weight-complex="bold"/>
    </style:style>
    <style:style style:name="P15" style:family="paragraph" style:parent-style-name="Text_20_body">
      <style:text-properties fo:font-weight="bold" officeooo:rsid="0015afd4" officeooo:paragraph-rsid="0015afd4" style:font-weight-asian="bold" style:font-weight-complex="bold"/>
    </style:style>
    <style:style style:name="P16" style:family="paragraph" style:parent-style-name="Text_20_body">
      <style:text-properties fo:font-weight="bold" officeooo:rsid="000fccb2" officeooo:paragraph-rsid="000fccb2" style:font-weight-asian="bold" style:font-weight-complex="bold"/>
    </style:style>
    <style:style style:name="P17" style:family="paragraph" style:parent-style-name="Text_20_body">
      <style:text-properties fo:font-weight="bold" officeooo:rsid="001f33bd" officeooo:paragraph-rsid="001f33bd" style:font-weight-asian="bold" style:font-weight-complex="bold"/>
    </style:style>
    <style:style style:name="P18" style:family="paragraph" style:parent-style-name="Text_20_body">
      <style:text-properties officeooo:rsid="00263346" officeooo:paragraph-rsid="001f33bd"/>
    </style:style>
    <style:style style:name="P19" style:family="paragraph" style:parent-style-name="Text_20_body">
      <style:text-properties fo:font-size="18pt" fo:font-weight="bold" officeooo:rsid="002ce9d3" officeooo:paragraph-rsid="002ce9d3" style:font-size-asian="18pt" style:font-weight-asian="bold" style:font-size-complex="18pt" style:font-weight-complex="bold"/>
    </style:style>
    <style:style style:name="P20" style:family="paragraph" style:parent-style-name="Text_20_body">
      <style:text-properties fo:font-size="18pt" fo:font-weight="bold" officeooo:rsid="00127e4b" officeooo:paragraph-rsid="00127e4b" style:font-size-asian="18pt" style:font-weight-asian="bold" style:font-size-complex="18pt" style:font-weight-complex="bold"/>
    </style:style>
    <style:style style:name="P21" style:family="paragraph" style:parent-style-name="Text_20_body">
      <style:text-properties fo:font-size="12pt" fo:font-weight="normal" officeooo:rsid="002ce9d3" officeooo:paragraph-rsid="002ce9d3" style:font-size-asian="10.5pt" style:font-weight-asian="normal" style:font-size-complex="12pt" style:font-weight-complex="normal"/>
    </style:style>
    <style:style style:name="P22" style:family="paragraph" style:parent-style-name="Text_20_body">
      <style:text-properties fo:font-size="12pt" fo:font-weight="normal" officeooo:rsid="002d7470" officeooo:paragraph-rsid="002d7470" style:font-size-asian="10.5pt" style:font-weight-asian="normal" style:font-size-complex="12pt" style:font-weight-complex="normal"/>
    </style:style>
    <style:style style:name="P23" style:family="paragraph" style:parent-style-name="Text_20_body">
      <style:text-properties fo:font-size="12pt" fo:font-weight="bold" officeooo:rsid="002ce9d3" officeooo:paragraph-rsid="002ce9d3" style:font-size-asian="10.5pt" style:font-weight-asian="bold" style:font-size-complex="12pt" style:font-weight-complex="bold"/>
    </style:style>
    <style:style style:name="P24" style:family="paragraph" style:parent-style-name="Text_20_body">
      <style:text-properties fo:font-size="12pt" fo:font-weight="bold" officeooo:rsid="0032b1c1" officeooo:paragraph-rsid="0032b1c1" style:font-size-asian="10.5pt" style:font-weight-asian="bold" style:font-size-complex="12pt" style:font-weight-complex="bold"/>
    </style:style>
    <style:style style:name="P25" style:family="paragraph" style:parent-style-name="Text_20_body">
      <style:text-properties fo:font-size="12pt" fo:font-weight="bold" officeooo:rsid="003572d6" officeooo:paragraph-rsid="003572d6" style:font-size-asian="10.5pt" style:font-weight-asian="bold" style:font-size-complex="12pt" style:font-weight-complex="bold"/>
    </style:style>
    <style:style style:name="P26" style:family="paragraph" style:parent-style-name="Text_20_body">
      <style:text-properties fo:font-size="12pt" fo:font-weight="bold" officeooo:rsid="00393c9b" officeooo:paragraph-rsid="00393c9b" style:font-size-asian="10.5pt" style:font-weight-asian="bold" style:font-size-complex="12pt" style:font-weight-complex="bold"/>
    </style:style>
    <style:style style:name="P27" style:family="paragraph" style:parent-style-name="Text_20_body">
      <style:text-properties fo:font-size="12pt" fo:font-weight="bold" officeooo:rsid="0039fa42" officeooo:paragraph-rsid="0039fa42" style:font-size-asian="10.5pt" style:font-weight-asian="bold" style:font-size-complex="12pt" style:font-weight-complex="bold"/>
    </style:style>
    <style:style style:name="P28" style:family="paragraph" style:parent-style-name="Text_20_body">
      <style:text-properties fo:font-size="12pt" fo:font-weight="bold" officeooo:rsid="003a9b7c" officeooo:paragraph-rsid="003a9b7c" style:font-size-asian="10.5pt" style:font-weight-asian="bold" style:font-size-complex="12pt" style:font-weight-complex="bold"/>
    </style:style>
    <style:style style:name="P29" style:family="paragraph" style:parent-style-name="Text_20_body">
      <style:text-properties fo:font-size="12pt" fo:font-weight="bold" officeooo:rsid="003b77e0" officeooo:paragraph-rsid="003b77e0" style:font-size-asian="10.5pt" style:font-weight-asian="bold" style:font-size-complex="12pt" style:font-weight-complex="bold"/>
    </style:style>
    <style:style style:name="P30" style:family="paragraph" style:parent-style-name="Text_20_body">
      <style:text-properties fo:font-size="12pt" fo:font-weight="bold" officeooo:rsid="00421171" officeooo:paragraph-rsid="00421171" style:font-size-asian="10.5pt" style:font-weight-asian="bold" style:font-size-complex="12pt" style:font-weight-complex="bold"/>
    </style:style>
    <style:style style:name="P31" style:family="paragraph" style:parent-style-name="Text_20_body">
      <style:text-properties fo:font-size="12pt" fo:font-weight="bold" officeooo:rsid="00452189" officeooo:paragraph-rsid="00452189" style:font-size-asian="10.5pt" style:font-weight-asian="bold" style:font-size-complex="12pt" style:font-weight-complex="bold"/>
    </style:style>
    <style:style style:name="P32" style:family="paragraph" style:parent-style-name="Text_20_body">
      <style:text-properties fo:font-size="12pt" fo:font-weight="bold" officeooo:rsid="0043dbd4" officeooo:paragraph-rsid="0043dbd4" style:font-size-asian="10.5pt" style:font-weight-asian="bold" style:font-size-complex="12pt" style:font-weight-complex="bold"/>
    </style:style>
    <style:style style:name="P33" style:family="paragraph" style:parent-style-name="Text_20_body">
      <style:text-properties fo:font-size="12pt" fo:font-weight="bold" officeooo:rsid="0047f3fd" officeooo:paragraph-rsid="0047f3fd" style:font-size-asian="10.5pt" style:font-weight-asian="bold" style:font-size-complex="12pt" style:font-weight-complex="bold"/>
    </style:style>
    <style:style style:name="P34" style:family="paragraph" style:parent-style-name="Text_20_body">
      <style:text-properties fo:font-size="12pt" fo:font-weight="bold" officeooo:rsid="004e9eb8" officeooo:paragraph-rsid="004e9eb8" style:font-size-asian="10.5pt" style:font-weight-asian="bold" style:font-size-complex="12pt" style:font-weight-complex="bold"/>
    </style:style>
    <style:style style:name="P35" style:family="paragraph" style:parent-style-name="Text_20_body">
      <style:text-properties fo:font-size="12pt" fo:font-weight="bold" officeooo:rsid="00524f84" officeooo:paragraph-rsid="00524f84" style:font-size-asian="10.5pt" style:font-weight-asian="bold" style:font-size-complex="12pt" style:font-weight-complex="bold"/>
    </style:style>
    <style:style style:name="P36" style:family="paragraph" style:parent-style-name="Text_20_body">
      <style:text-properties fo:font-size="12pt" fo:font-weight="bold" officeooo:rsid="0052c95c" officeooo:paragraph-rsid="0052c95c" style:font-size-asian="10.5pt" style:font-weight-asian="bold" style:font-size-complex="12pt" style:font-weight-complex="bold"/>
    </style:style>
    <style:style style:name="P37" style:family="paragraph" style:parent-style-name="Text_20_body">
      <style:text-properties fo:font-size="12pt" fo:font-weight="bold" officeooo:rsid="005921a0" officeooo:paragraph-rsid="005921a0" style:font-size-asian="10.5pt" style:font-weight-asian="bold" style:font-size-complex="12pt" style:font-weight-complex="bold"/>
    </style:style>
    <style:style style:name="P38" style:family="paragraph" style:parent-style-name="Text_20_body">
      <style:text-properties fo:font-size="12pt" fo:font-weight="bold" officeooo:rsid="0059e51a" officeooo:paragraph-rsid="0059e51a" style:font-size-asian="10.5pt" style:font-weight-asian="bold" style:font-size-complex="12pt" style:font-weight-complex="bold"/>
    </style:style>
    <style:style style:name="P39" style:family="paragraph" style:parent-style-name="Text_20_body">
      <style:text-properties fo:font-size="22pt" fo:font-weight="bold" officeooo:rsid="0032b1c1" officeooo:paragraph-rsid="0032b1c1" style:font-size-asian="22pt" style:font-weight-asian="bold" style:font-size-complex="22pt" style:font-weight-complex="bold"/>
    </style:style>
    <style:style style:name="P40" style:family="paragraph" style:parent-style-name="Text_20_body">
      <style:text-properties fo:font-size="13pt" style:text-underline-style="solid" style:text-underline-width="auto" style:text-underline-color="font-color" fo:font-weight="bold" officeooo:rsid="00421171" officeooo:paragraph-rsid="00421171" style:font-size-asian="13pt" style:font-weight-asian="bold" style:font-size-complex="13pt" style:font-weight-complex="bold"/>
    </style:style>
    <style:style style:name="P41" style:family="paragraph" style:parent-style-name="Text_20_body">
      <style:text-properties fo:font-size="14pt" style:text-underline-style="solid" style:text-underline-width="auto" style:text-underline-color="font-color" fo:font-weight="bold" officeooo:rsid="00421171" officeooo:paragraph-rsid="00421171" style:font-size-asian="14pt" style:font-weight-asian="bold" style:font-size-complex="14pt" style:font-weight-complex="bold"/>
    </style:style>
    <style:style style:name="T1" style:family="text">
      <style:text-properties fo:color="#0000ff" style:text-underline-style="solid" style:text-underline-width="auto" style:text-underline-color="font-color"/>
    </style:style>
    <style:style style:name="T2" style:family="text">
      <style:text-properties officeooo:rsid="00127e4b"/>
    </style:style>
    <style:style style:name="T3" style:family="text">
      <style:text-properties officeooo:rsid="001617ae"/>
    </style:style>
    <style:style style:name="T4" style:family="text">
      <style:text-properties officeooo:rsid="00177568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3b77e0"/>
    </style:style>
    <style:style style:name="T7" style:family="text">
      <style:text-properties officeooo:rsid="004668bc"/>
    </style:style>
    <style:style style:name="T8" style:family="text">
      <style:text-properties officeooo:rsid="0050207e"/>
    </style:style>
    <style:style style:name="T9" style:family="text">
      <style:text-properties officeooo:rsid="0054623b"/>
    </style:style>
    <style:style style:name="T10" style:family="text">
      <style:text-properties officeooo:rsid="0056388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>NOTEPAD</text:p>
      <text:p text:style-name="P5"/>
      <text:p text:style-name="Standard"/>
      <text:p text:style-name="P3">OPEN WEATHER API:</text:p>
      <text:p text:style-name="P1"/>
      <text:p text:style-name="P1">https://api.openweathermap.org/data/2.5/weather?q=Lahore&amp;Apikey=4970e4f266675063af77ad454f45ebd6&amp;units=metric</text:p>
      <text:p text:style-name="P6"/>
      <text:p text:style-name="Standard"/>
      <text:p text:style-name="P2">new kubenode doc:</text:p>
      <text:p text:style-name="P7"><text:a xlink:type="simple" xlink:href="https://drive.google.com/file/d/1LUH66KyTJufIgO0V_PlqLEVIRd_H5Awk/view?usp=sharing" text:style-name="Internet_20_link" text:visited-style-name="Visited_20_Internet_20_Link"><text:span text:style-name="T1">https://drive.google.com/file/d/1LUH66KyTJufIgO0V_PlqLEVIRd_H5Awk/view?usp=sharing</text:span></text:a> </text:p>
      <text:p text:style-name="P17">kubernetes book for test:</text:p>
      <text:p text:style-name="P12"><text:a xlink:type="simple" xlink:href="https://kubernetes.io/docs/concepts/overview/working-with-objects/kubernetes-objects/" text:style-name="Internet_20_link" text:visited-style-name="Visited_20_Internet_20_Link"><text:span text:style-name="T1">https://kubernetes.io/docs/concepts/overview/working-with-objects/kubernetes-objects/</text:span></text:a> </text:p>
      <text:p text:style-name="P12"><text:a xlink:type="simple" xlink:href="https://drive.google.com/file/d/1LUH66KyTJufIgO0V_PlqLEVIRd_H5Awk/view?usp=sharing" text:style-name="Internet_20_link" text:visited-style-name="Visited_20_Internet_20_Link"><text:span text:style-name="T1">https://drive.google.com/file/d/1LUH66KyTJufIgO0V_PlqLEVIRd_H5Awk/view?usp=sharing</text:span></text:a> </text:p>
      <text:p text:style-name="P18"/>
      <text:p text:style-name="P19"><text:tab/><text:tab/><text:tab/><text:tab/><text:tab/>QUARTER # 3</text:p>
      <text:p text:style-name="P8"/>
      <text:p text:style-name="P16">Quarter 3 drive:</text:p>
      <text:p text:style-name="P8"><text:a xlink:type="simple" xlink:href="https://drive.google.com/drive/u/0/folders/1MesRg0N9KuX4lF_75u7RTeEPQcFQtqbR?fbclid=IwAR19XLMOXd1TxnPwhxYw1so_DCey0sg-skon3sOKSWWVM3fVxbKSp39GUFY" text:style-name="Internet_20_link" text:visited-style-name="Visited_20_Internet_20_Link">https://drive.google.com/drive/u/0/folders/1MesRg0N9KuX4lF_75u7RTeEPQcFQtqbR?fbclid=IwAR19XLMOXd1TxnPwhxYw1so_DCey0sg-skon3sOKSWWVM3fVxbKSp39GUFY</text:a></text:p>
      <text:p text:style-name="P8"/>
      <text:p text:style-name="P13">RUST ROCKET CROSS : (WITH Surge.sh)</text:p>
      <text:p text:style-name="P10">Class # 9 , 10 </text:p>
      <text:p text:style-name="P8"/>
      <text:p text:style-name="P13">RUST ROCKET (SQL):</text:p>
      <text:p text:style-name="P10">Class# 11</text:p>
      <text:p text:style-name="P15">RUBBISH CLASS:<text:span text:style-name="T3">(thora bht mongodb)</text:span></text:p>
      <text:p text:style-name="P11">Class#12</text:p>
      <text:p text:style-name="P13">RUST ROCKET (MONGODB):</text:p>
      <text:p text:style-name="P10">Class# 13</text:p>
      <text:p text:style-name="P8"/>
      <text:p text:style-name="P14">RUST CROSS COMPILE: <text:span text:style-name="T2">(FOR RASSBERRY PI)</text:span></text:p>
      <text:p text:style-name="P9">class # 8 : <text:s/><text:span text:style-name="T4">clas13(ending)</text:span></text:p>
      <text:p text:style-name="P9"/>
      <text:p text:style-name="P13"><text:soft-page-break/>Rust Docker : (on rassberry pi)</text:p>
      <text:p text:style-name="P10">class # 14 ,15</text:p>
      <text:p text:style-name="P13">Rust Kubernetes: (on rassberry pi)</text:p>
      <text:p text:style-name="P10">Class# 16, 17</text:p>
      <text:p text:style-name="P10"/>
      <text:p text:style-name="P20"/>
      <text:p text:style-name="P19"><text:tab/><text:tab/><text:tab/><text:tab/><text:tab/>TODO </text:p>
      <text:p text:style-name="P19">1.<text:tab/>embeded rust</text:p>
      <text:p text:style-name="P21">complete last three lessons of embeded.</text:p>
      <text:p text:style-name="P22">Bluthooth setup</text:p>
      <text:p text:style-name="P21"/>
      <text:p text:style-name="P21"><text:tab/><text:span text:style-name="T5">IMPLEMENTATIONS</text:span></text:p>
      <text:p text:style-name="P23"><text:tab/>1. using bluetooth turn on leds.</text:p>
      <text:p text:style-name="P39">SEMESTER <text:s/>2 <text:s text:c="4"/></text:p>
      <text:p text:style-name="P24">Ics drive :</text:p>
      <text:p text:style-name="P24">https://drive.google.com/drive/folders/1lPoXssb-LUM5JNpu2arBcbe_OZhEJIVT?fbclid=IwAR2cXoqbO8-CcXDGO-Jxi9_hxUfKWG6_vzWT5i9jNXdd-KZr3iUmL5twu4E </text:p>
      <text:p text:style-name="P40">Semester !1</text:p>
      <text:p text:style-name="P26"><text:span text:style-name="T6">1) </text:span>pst : 65<text:tab/><text:tab/>– <text:span text:style-name="T6">2.4</text:span></text:p>
      <text:p text:style-name="P26"><text:span text:style-name="T6">2) </text:span>isl: 61<text:tab/><text:tab/>--<text:span text:style-name="T6">2.0</text:span></text:p>
      <text:p text:style-name="P27"><text:span text:style-name="T6">3) </text:span>calculus: 80<text:tab/> –<text:span text:style-name="T6">3.8</text:span></text:p>
      <text:p text:style-name="P27"><text:span text:style-name="T6">4) </text:span>stats: 78<text:tab/><text:tab/>--<text:span text:style-name="T6">3.4</text:span></text:p>
      <text:p text:style-name="P29">5) englsih: 75<text:tab/><text:tab/>--3.4</text:p>
      <text:p text:style-name="P28"><text:span text:style-name="T6">6) </text:span>physics: 80 <text:s/><text:tab/>--<text:span text:style-name="T6">3.8</text:span></text:p>
      <text:p text:style-name="P30">7) ICS<text:tab/>: <text:span text:style-name="T8">69 <text:s text:c="16"/>--2.8</text:span></text:p>
      <text:p text:style-name="P30"/>
      <text:p text:style-name="P37">gp= <text:s/>3.085714286</text:p>
      <text:p text:style-name="P30"/>
      <text:p text:style-name="P30"/>
      <text:p text:style-name="P30"/>
      <text:p text:style-name="P41"><text:soft-page-break/>semester !2</text:p>
      <text:p text:style-name="P30">urdu <text:s/>: <text:s/>75<text:tab/><text:tab/>--3.4</text:p>
      <text:p text:style-name="P32">calculus : <text:s/>56<text:tab/><text:tab/>--<text:span text:style-name="T7">1.</text:span><text:span text:style-name="T10">4</text:span></text:p>
      <text:p text:style-name="P33">stats: 68 <text:s/><text:tab/><text:tab/>--2.8</text:p>
      <text:p text:style-name="P34">english: 77 <text:s text:c="16"/>--3.4</text:p>
      <text:p text:style-name="P35">ics: 88<text:tab/><text:tab/><text:tab/>--4</text:p>
      <text:p text:style-name="P36">physics:<text:span text:style-name="T9">77 <text:tab/><text:tab/>--3.4</text:span> </text:p>
      <text:p text:style-name="P25"/>
      <text:p text:style-name="P37">gp= 3.066666667</text:p>
      <text:p text:style-name="P25"/>
      <text:p text:style-name="P25"/>
      <text:p text:style-name="P38">OVERALL <text:s/>GP = 3.076190476</text:p>
      <text:p text:style-name="P25"/>
      <text:p text:style-name="P31">PI coin 630 dollars withdraw</text:p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8T14:47:19.983570255</meta:creation-date>
    <dc:date>2021-05-05T04:35:41.355478596</dc:date>
    <meta:editing-duration>PT6H20M24S</meta:editing-duration>
    <meta:editing-cycles>52</meta:editing-cycles>
    <meta:generator>LibreOffice/6.4.6.2$Linux_X86_64 LibreOffice_project/40$Build-2</meta:generator>
    <meta:document-statistic meta:table-count="0" meta:image-count="0" meta:object-count="0" meta:page-count="3" meta:paragraph-count="53" meta:word-count="179" meta:character-count="1586" meta:non-whitespace-character-count="1391"/>
  </office:meta>
</office:document-meta>
</file>